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2" style:family="graphic" style:parent-style-name="objectwithoutfill">
      <style:graphic-properties svg:stroke-width="0.05cm" svg:stroke-color="#000000" draw:marker-start-width="0.28cm" draw:marker-end="Linienspitzen_20_1" draw:marker-end-width="0.3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Double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7.938cm" fo:min-width="6.062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3cm" svg:stroke-color="#000000" draw:marker-start="Linienspitzen_20_2" draw:marker-start-width="0.25cm" draw:marker-end-width="0.2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svg:title>TexMaths</svg:title>
          <svg:desc>18§latex§$\vec{E}$§svg§600§TRUE§</svg:desc>
          <draw:g>
            <draw:path draw:style-name="gr1" draw:text-style-name="P1" draw:layer="layout" svg:width="0.277cm" svg:height="0.123cm" svg:x="5.288cm" svg:y="6.002cm" svg:viewBox="0 0 278 124" svg:d="M222 75c-9 8-28 25-28 36 0 7 5 13 12 13 6 0 9-4 11-7 9-9 23-27 50-42 4-1 11-5 11-12s-4-11-9-13c-14-11-20-21-25-36-2-5-4-14-13-14s-12 9-12 13c0 3 5 23 14 37-70 0-141 0-211 0-11 0-22 0-22 13 0 12 11 12 22 12 66 0 133 0 200 0z">
              <text:p/>
            </draw:path>
            <draw:path draw:style-name="gr1" draw:text-style-name="P1" draw:layer="layout" svg:width="0.455cm" svg:height="0.426cm" svg:x="5.1cm" svg:y="6.183cm" svg:viewBox="0 0 456 427" svg:d="M421 280c2-2 4-7 4-9-3-2 0-6-7-6s-7 4-9 8c-42 93-65 134-172 134-31 0-61 0-92 0-9 0-9 0-12 0-8-2-9-2-9-7 0-2 0-2 3-14 15-58 29-115 43-173 21 0 41 0 61 0 54 0 54 15 54 31 0 4 0 11-4 30-1 4-3 6-3 8 0 1 3 7 9 7 5 0 7-4 9-15 12-49 24-98 36-147 0-3-2-5-8-5-5 0-7 4-8 11-13 48-26 62-83 62-20 0-39 0-59 0 12-50 25-101 38-152 7-21 7-25 34-25 29 0 59 0 89 0 76 0 95 20 95 70 0 16 0 16-2 34 0 4-1 7-1 11 0 3 1 7 7 7 7 0 9-4 9-14 4-37 8-73 12-110 2-16 0-16-16-16-106 0-211 0-317 0-13 0-20 0-20 13 0 5 7 5 18 5 23 0 41 0 41 12 0 2 0 4-3 15-28 111-55 222-83 333-7 24-7 29-57 29-11 0-18 0-18 13 0 7 5 7 18 7 109 0 217 0 326 0 15 0 15 0 20-11 19-45 38-91 57-136z">
              <text:p/>
            </draw:path>
          </draw:g>
        </draw:g>
        <draw:line draw:style-name="gr2" draw:text-style-name="P2" draw:layer="layout" svg:x1="1.05cm" svg:y1="12.85cm" svg:x2="10.25cm" svg:y2="0.95cm">
          <text:p/>
        </draw:line>
        <draw:line draw:style-name="gr3" draw:text-style-name="P2" draw:layer="layout" svg:x1="10.2cm" svg:y1="1cm" svg:x2="10.2cm" svg:y2="14.35cm">
          <text:p/>
        </draw:line>
        <draw:line draw:style-name="gr3" draw:text-style-name="P2" draw:layer="layout" svg:x1="1.049cm" svg:y1="12.875cm" svg:x2="12.302cm" svg:y2="12.876cm">
          <text:p/>
        </draw:line>
        <draw:line draw:style-name="gr2" draw:text-style-name="P2" draw:layer="layout" svg:x1="1.037cm" svg:y1="13.082cm" svg:x2="10.25cm" svg:y2="13.081cm">
          <text:p/>
        </draw:line>
        <draw:line draw:style-name="gr2" draw:text-style-name="P2" draw:layer="layout" svg:x1="10.387cm" svg:y1="12.783cm" svg:x2="10.387cm" svg:y2="1.2cm">
          <text:p/>
        </draw:line>
        <draw:g>
          <svg:title>TexMaths</svg:title>
          <svg:desc>18§latex§$\vec{E}_{1}$§svg§600§TRUE§</svg:desc>
          <draw:g>
            <draw:path draw:style-name="gr1" draw:text-style-name="P1" draw:layer="layout" svg:width="0.277cm" svg:height="0.125cm" svg:x="5.689cm" svg:y="13.301cm" svg:viewBox="0 0 278 126" svg:d="M223 75c-8 8-29 26-29 36 0 8 5 15 13 15 5 0 8-6 12-9 7-9 22-27 49-42 5-1 10-5 10-12s-3-11-9-13c-12-10-19-21-25-36-2-5-3-14-12-14s-13 9-13 13c0 3 5 23 14 37-70 0-141 0-211 0-11 0-22 0-22 13 0 12 11 12 22 12 67 0 134 0 201 0z">
              <text:p/>
            </draw:path>
            <draw:path draw:style-name="gr1" draw:text-style-name="P1" draw:layer="layout" svg:width="0.457cm" svg:height="0.426cm" svg:x="5.501cm" svg:y="13.482cm" svg:viewBox="0 0 458 427" svg:d="M422 282c2-4 2-6 4-9 0-2 0-7-8-7-5 0-7 3-9 7-41 93-62 135-170 135-31 0-62 0-94 0-9 0-9 0-12 0-7 0-9-2-9-6 0-2 0-3 3-14 15-58 29-115 44-172 20 0 40 0 61 0 54 0 54 12 54 28 0 4 0 13-4 31-2 3-2 5-2 7 0 4 2 7 7 7 6 0 8-3 11-12 11-50 23-99 34-148 0-3-2-7-7-7s-7 4-9 11c-13 48-23 63-83 63-19 0-39 0-59 0 13-51 27-102 40-153 5-21 5-23 32-23 30 0 60 0 90 0 77 0 95 18 95 70 0 14 0 16-2 32 0 4-2 8-2 11s4 9 9 9c8 0 8-4 9-16 5-37 9-73 13-110 2-16-2-16-18-16-106 0-212 0-318 0-12 0-20 0-20 13 0 7 8 7 18 7 24 0 42 0 42 11 0 1 0 3-4 14-28 111-55 223-83 334-5 25-7 29-57 29-11 0-18 0-18 12 0 7 5 7 18 7 109 0 218 0 327 0 14 0 16 0 20-10 19-45 38-90 57-135z">
              <text:p/>
            </draw:path>
            <draw:path draw:style-name="gr1" draw:text-style-name="P1" draw:layer="layout" svg:width="0.159cm" svg:height="0.292cm" svg:x="5.991cm" svg:y="13.712cm" svg:viewBox="0 0 160 293" svg:d="M99 13c0-13 0-13-13-13-29 27-68 29-86 29 0 5 0 9 0 14 11 0 40 0 63-11 0 75 0 150 0 225 0 14 0 20-43 20-6 0-12 0-18 0 0 5 0 10 0 16 9 0 63-2 79-2 14 0 70 2 79 2 0-6 0-11 0-16-6 0-11 0-16 0-45 0-45-6-45-20 0-82 0-163 0-244z">
              <text:p/>
            </draw:path>
          </draw:g>
        </draw:g>
        <draw:g>
          <svg:title>TexMaths</svg:title>
          <svg:desc>18§latex§$\vec{E}_{2}$§svg§600§TRUE§</svg:desc>
          <draw:g>
            <draw:path draw:style-name="gr1" draw:text-style-name="P1" draw:layer="layout" svg:width="0.277cm" svg:height="0.125cm" svg:x="10.889cm" svg:y="6.8cm" svg:viewBox="0 0 278 126" svg:d="M223 75c-8 8-29 26-29 38 0 6 7 13 12 13 6 0 9-6 13-9 7-9 21-27 48-42 6-1 11-5 11-12s-3-9-9-13c-12-9-20-21-25-36-2-5-4-14-13-14-8 0-12 9-12 14 0 2 5 24 14 36-70 0-141 0-211 0-11 0-22 0-22 13 0 12 11 12 22 12 67 0 134 0 201 0z">
              <text:p/>
            </draw:path>
            <draw:path draw:style-name="gr1" draw:text-style-name="P1" draw:layer="layout" svg:width="0.455cm" svg:height="0.426cm" svg:x="10.702cm" svg:y="6.981cm" svg:viewBox="0 0 456 427" svg:d="M420 282c2-4 2-6 4-9 0-2 0-7-8-7-5 0-7 3-9 7-39 93-62 135-170 135-31 0-62 0-93 0-8 0-9 0-13 0-7 0-9-2-9-7 0-2 0-2 4-15 14-57 28-114 43-170 20 0 40 0 61 0 54 0 54 12 54 28 0 4 0 11-4 31-2 3-2 5-2 7 0 4 2 7 7 7 6 0 8-3 11-12 12-49 24-99 36-148 0-3-4-7-9-7s-5 4-9 11c-13 48-23 63-81 63-19 0-39 0-59 0 13-51 25-102 38-153 5-21 5-23 34-23s58 0 88 0c77 0 95 18 95 70 0 14 0 16-2 32 0 4-2 8-2 11s4 9 9 9c7 0 7-4 9-16 4-37 9-73 13-110 2-16-2-16-18-16-106 0-212 0-318 0-12 0-18 0-18 13 0 7 6 7 16 7 24 0 42 0 42 11 0 1 0 3-4 14-27 111-55 223-82 334-6 25-8 29-58 29-11 0-16 0-16 12 0 7 5 7 16 7 109 0 218 0 327 0 14 0 16 0 19-10 20-45 39-90 58-135z">
              <text:p/>
            </draw:path>
            <draw:path draw:style-name="gr1" draw:text-style-name="P1" draw:layer="layout" svg:width="0.195cm" svg:height="0.292cm" svg:x="11.168cm" svg:y="7.211cm" svg:viewBox="0 0 196 293" svg:d="M196 212c-6 0-11 0-17 0 0 11-5 36-10 39-4 4-38 4-43 4-27 0-54 0-81 0 45-41 61-54 88-74 32-27 63-53 63-95 0-54-47-86-104-86-54 0-92 38-92 79 0 22 20 23 23 23 11 0 24-7 24-23 0-7-2-23-25-23 14-31 43-40 64-40 43 0 67 34 67 70 0 38-27 68-42 85-35 34-70 69-106 104-5 3-5 5-5 18 60 0 121 0 181 0 5-27 10-54 15-81z">
              <text:p/>
            </draw:path>
          </draw:g>
        </draw:g>
        <draw:custom-shape draw:style-name="gr4" draw:text-style-name="P2" draw:layer="layout" svg:width="9.35cm" svg:height="11.65cm" svg:x="14.8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9.525cm" svg:y1="7.183cm" svg:x2="24.135cm" svg:y2="7.182cm">
          <text:p/>
        </draw:line>
        <draw:line draw:style-name="gr2" draw:text-style-name="P2" draw:layer="layout" svg:x1="19.488cm" svg:y1="7.193cm" svg:x2="19.488cm" svg:y2="1.313cm">
          <text:p/>
        </draw:line>
        <draw:line draw:style-name="gr3" draw:text-style-name="P2" draw:layer="layout" svg:x1="19.5cm" svg:y1="1cm" svg:x2="19.5cm" svg:y2="13.65cm">
          <text:p/>
        </draw:line>
        <draw:line draw:style-name="gr3" draw:text-style-name="P2" draw:layer="layout" svg:x1="14.349cm" svg:y1="7.175cm" svg:x2="24.9cm" svg:y2="7.176cm">
          <text:p/>
        </draw:line>
        <draw:line draw:style-name="gr2" draw:text-style-name="P2" draw:layer="layout" svg:x1="19.49cm" svg:y1="7.206cm" svg:x2="22.25cm" svg:y2="2.5cm">
          <text:p/>
        </draw:line>
        <draw:path draw:style-name="gr5" draw:text-style-name="P2" draw:layer="layout" svg:width="2.934cm" svg:height="0.701cm" draw:transform="rotate (-1.01229096615671) translate (22.3094125253233cm 0.910321970980729cm)" svg:viewBox="0 0 2935 702" svg:d="M0 702c1279-930 2935-668 2935-668">
          <text:p/>
        </draw:path>
        <draw:g>
          <svg:title>TexMaths</svg:title>
          <svg:desc>18§latex§$\vec{E}_{1}(t)$§svg§600§TRUE§</svg:desc>
          <draw:g>
            <draw:path draw:style-name="gr1" draw:text-style-name="P1" draw:layer="layout" svg:width="0.278cm" svg:height="0.123cm" svg:x="21.591cm" svg:y="7.403cm" svg:viewBox="0 0 279 124" svg:d="M225 75c-9 8-31 26-31 36 0 8 7 13 13 13 5 0 9-4 12-7 8-9 22-27 49-42 5-1 11-5 11-12s-4-11-7-13c-15-10-22-21-27-36-2-5-4-14-13-14s-13 9-13 13c0 3 6 23 17 37-72 0-143 0-214 0-11 0-22 0-22 13 0 12 11 12 22 12 67 0 135 0 203 0z">
              <text:p/>
            </draw:path>
            <draw:path draw:style-name="gr1" draw:text-style-name="P1" draw:layer="layout" svg:width="0.458cm" svg:height="0.427cm" svg:x="21.402cm" svg:y="7.584cm" svg:viewBox="0 0 459 428" svg:d="M423 282c1-4 2-6 3-9 0-2 0-7-7-7-5 0-7 3-9 7-40 93-63 135-171 135-31 0-62 0-93 0-9 0-9 0-13 0-7 0-9-2-9-6 0-3 0-3 4-16 14-57 28-114 43-170 20 0 41 0 61 0 54 0 54 12 54 28 0 4 0 11-4 31-1 3-1 5-1 7 0 4 1 7 7 7 5 0 7-3 11-12 11-49 23-99 35-148 0-5-3-7-9-7-5 0-5 4-9 11-12 48-23 63-80 63-20 0-40 0-60 0 13-51 25-102 38-153 5-21 5-23 34-23 30 0 59 0 88 0 78 0 96 18 96 68 0 16 0 18-2 34 0 4 0 8 0 11s2 9 7 9c7 0 7-5 9-16 4-37 8-73 13-110 1-16-2-16-18-16-107 0-213 0-319 0-12 0-18 0-18 13 0 7 6 7 16 7 24 0 42 0 42 11 0 1 0 3-4 14-27 111-55 223-82 334-6 25-8 29-58 29-11 0-18 0-18 12 0 8 5 8 18 8 109 0 218 0 327 0 15 0 16 0 20-11 19-45 38-90 58-135z">
              <text:p/>
            </draw:path>
            <draw:path draw:style-name="gr1" draw:text-style-name="P1" draw:layer="layout" svg:width="0.159cm" svg:height="0.292cm" svg:x="21.893cm" svg:y="7.814cm" svg:viewBox="0 0 160 293" svg:d="M99 13c0-13 0-13-13-13-28 27-68 29-86 29 0 5 0 9 0 14 11 0 40 0 63-12 0 75 0 150 0 226 0 14 0 20-43 20-6 0-11 0-16 0 0 5 0 10 0 16 7 0 61-2 77-2 14 0 70 2 79 2 0-6 0-11 0-16-5 0-11 0-16 0-45 0-45-6-45-20 0-82 0-163 0-244z">
              <text:p/>
            </draw:path>
            <draw:path draw:style-name="gr1" draw:text-style-name="P1" draw:layer="layout" svg:width="0.146cm" svg:height="0.629cm" svg:x="22.19cm" svg:y="7.54cm" svg:viewBox="0 0 147 630" svg:d="M147 623c0-1 0-1-10-12-79-79-99-200-99-295 0-111 23-221 100-298 9-9 9-9 9-11 0-5-3-7-7-7-5 0-63 43-100 124-33 68-40 138-40 192 0 49 7 124 41 196 38 77 94 118 99 118 4 0 7-1 7-7z">
              <text:p/>
            </draw:path>
            <draw:path draw:style-name="gr1" draw:text-style-name="P1" draw:layer="layout" svg:width="0.193cm" svg:height="0.4cm" svg:x="22.387cm" svg:y="7.619cm" svg:viewBox="0 0 194 401" svg:d="M115 142c20 0 40 0 59 0 13 0 20 0 20-13 0-7-7-7-18-7-18 0-37 0-56 0 24-90 26-102 26-106 0-11-8-16-18-16-2 0-20 0-26 22-8 33-16 67-25 100-19 0-39 0-59 0-13 0-18 0-18 13 0 7 5 7 18 7 19 0 37 0 56 0-47 180-49 190-49 201 0 34 24 58 58 58 64 0 100-92 100-97 0-6-5-6-7-6-5 0-7 2-9 7-27 67-61 81-82 81-13 0-20-7-20-29 0-14 2-19 3-30 16-62 32-123 47-185z">
              <text:p/>
            </draw:path>
            <draw:path draw:style-name="gr1" draw:text-style-name="P1" draw:layer="layout" svg:width="0.145cm" svg:height="0.629cm" svg:x="22.637cm" svg:y="7.54cm" svg:viewBox="0 0 146 630" svg:d="M146 316c0-50-8-126-42-197-37-78-91-119-99-119-3 0-5 2-5 7 0 2 0 2 11 15 63 61 99 161 99 294 0 108-24 217-103 298-7 8-7 8-7 9 0 6 2 7 5 7 8 0 63-43 101-122 32-70 40-140 40-192z">
              <text:p/>
            </draw:path>
          </draw:g>
        </draw:g>
        <draw:g>
          <svg:title>TexMaths</svg:title>
          <svg:desc>18§latex§$\vec{E}_{2}(t)$§svg§600§TRUE§</svg:desc>
          <draw:g>
            <draw:path draw:style-name="gr1" draw:text-style-name="P1" draw:layer="layout" svg:width="0.278cm" svg:height="0.123cm" svg:x="17.993cm" svg:y="3.905cm" svg:viewBox="0 0 279 124" svg:d="M225 75c-9 8-31 26-31 36 0 8 7 13 13 13 5 0 9-4 12-7 8-9 22-27 49-42 5-1 11-5 11-12s-4-11-7-13c-15-10-22-21-27-36-2-5-4-14-13-14s-13 9-13 13c0 3 6 23 17 37-72 0-143 0-214 0-11 0-22 0-22 13 0 12 11 12 22 12 67 0 135 0 203 0z">
              <text:p/>
            </draw:path>
            <draw:path draw:style-name="gr1" draw:text-style-name="P1" draw:layer="layout" svg:width="0.458cm" svg:height="0.427cm" svg:x="17.804cm" svg:y="4.086cm" svg:viewBox="0 0 459 428" svg:d="M423 282c1-4 2-6 3-9 0-2 0-7-7-7-5 0-7 3-9 7-40 93-63 135-171 135-31 0-62 0-93 0-9 0-9 0-13 0-7 0-9-2-9-6 0-3 0-3 4-16 14-57 28-114 43-170 20 0 41 0 61 0 54 0 54 12 54 28 0 4 0 11-4 31-1 3-1 5-1 7 0 4 1 7 7 7 5 0 7-3 11-12 11-49 23-99 35-148 0-5-3-7-9-7-5 0-5 4-9 11-12 48-23 63-80 63-20 0-40 0-60 0 13-51 25-102 38-153 5-21 5-23 34-23 30 0 59 0 88 0 78 0 96 18 96 68 0 16 0 18-2 34 0 4 0 8 0 11s2 9 7 9c7 0 7-5 9-16 4-37 8-73 13-110 1-16-2-16-18-16-107 0-213 0-319 0-12 0-18 0-18 13 0 7 6 7 16 7 24 0 42 0 42 11 0 1 0 3-4 14-27 111-55 223-82 334-6 25-8 29-58 29-11 0-18 0-18 12 0 8 5 8 18 8 109 0 218 0 327 0 15 0 16 0 20-11 19-45 38-90 58-135z">
              <text:p/>
            </draw:path>
            <draw:path draw:style-name="gr1" draw:text-style-name="P1" draw:layer="layout" svg:width="0.195cm" svg:height="0.292cm" svg:x="18.273cm" svg:y="4.316cm" svg:viewBox="0 0 196 293" svg:d="M196 212c-5 0-10 0-14 0-2 11-6 36-13 41-4 2-38 2-43 2-27 0-54 0-81 0 47-41 61-54 88-74 32-27 63-53 63-95 0-54-47-86-102-86-56 0-94 38-94 79 0 22 20 25 25 25 9 0 24-9 24-23 0-9-4-25-27-25 14-31 43-40 64-40 43 0 67 34 67 70 0 38-27 68-42 85-35 34-70 69-106 104-5 5-5 5-5 18 61 0 122 0 183 0 5-27 9-54 13-81z">
              <text:p/>
            </draw:path>
            <draw:path draw:style-name="gr1" draw:text-style-name="P1" draw:layer="layout" svg:width="0.146cm" svg:height="0.629cm" svg:x="18.592cm" svg:y="4.042cm" svg:viewBox="0 0 147 630" svg:d="M147 623c0-1 0-1-10-12-79-79-99-200-99-295 0-111 23-221 100-298 9-9 9-9 9-11 0-5-3-7-7-7-5 0-63 43-100 124-33 68-40 138-40 192 0 49 7 124 41 196 38 77 94 118 99 118 4 0 7-1 7-7z">
              <text:p/>
            </draw:path>
            <draw:path draw:style-name="gr1" draw:text-style-name="P1" draw:layer="layout" svg:width="0.193cm" svg:height="0.4cm" svg:x="18.789cm" svg:y="4.121cm" svg:viewBox="0 0 194 401" svg:d="M115 142c20 0 40 0 59 0 13 0 20 0 20-13 0-7-7-7-18-7-18 0-37 0-56 0 24-90 26-102 26-106 0-11-8-16-18-16-2 0-20 0-26 22-8 33-16 67-25 100-19 0-39 0-59 0-13 0-18 0-18 13 0 7 5 7 18 7 19 0 37 0 56 0-47 180-49 190-49 201 0 34 24 58 58 58 64 0 100-92 100-97 0-6-5-6-7-6-5 0-7 2-9 7-27 67-61 81-82 81-13 0-20-7-20-29 0-14 2-19 3-30 16-62 32-123 47-185z">
              <text:p/>
            </draw:path>
            <draw:path draw:style-name="gr1" draw:text-style-name="P1" draw:layer="layout" svg:width="0.145cm" svg:height="0.629cm" svg:x="19.039cm" svg:y="4.042cm" svg:viewBox="0 0 146 630" svg:d="M146 316c0-50-8-126-42-197-37-78-91-119-99-119-3 0-5 2-5 7 0 2 0 2 11 15 63 61 99 161 99 294 0 108-24 217-103 298-7 8-7 8-7 9 0 6 2 7 5 7 8 0 63-43 101-122 32-70 40-140 40-192z">
              <text:p/>
            </draw:path>
          </draw:g>
        </draw:g>
        <draw:g>
          <svg:title>TexMaths</svg:title>
          <svg:desc>18§latex§$\vec{E}$§svg§600§TRUE§</svg:desc>
          <draw:g>
            <draw:path draw:style-name="gr1" draw:text-style-name="P1" draw:layer="layout" svg:width="0.277cm" svg:height="0.123cm" svg:x="20.788cm" svg:y="3.703cm" svg:viewBox="0 0 278 124" svg:d="M222 75c-9 8-28 25-28 36 0 7 5 13 12 13 6 0 9-4 11-7 9-9 23-27 50-42 4-1 11-5 11-12s-4-11-9-13c-14-11-20-21-25-36-2-5-4-14-13-14s-12 9-12 13c0 3 5 23 14 37-70 0-141 0-211 0-11 0-22 0-22 13 0 12 11 12 22 12 66 0 133 0 200 0z">
              <text:p/>
            </draw:path>
            <draw:path draw:style-name="gr1" draw:text-style-name="P1" draw:layer="layout" svg:width="0.455cm" svg:height="0.426cm" svg:x="20.6cm" svg:y="3.884cm" svg:viewBox="0 0 456 427" svg:d="M421 280c2-2 4-7 4-9-3-2 0-6-7-6s-7 4-9 8c-42 93-65 134-172 134-31 0-61 0-92 0-9 0-9 0-12 0-8-2-9-2-9-7 0-2 0-2 3-14 15-58 29-115 43-173 21 0 41 0 61 0 54 0 54 15 54 31 0 4 0 11-4 30-1 4-3 6-3 8 0 1 3 7 9 7 5 0 7-4 9-15 12-49 24-98 36-147 0-3-2-5-8-5-5 0-7 4-8 11-13 48-26 62-83 62-20 0-39 0-59 0 12-50 25-101 38-152 7-21 7-25 34-25 29 0 59 0 89 0 76 0 95 20 95 70 0 16 0 16-2 34 0 4-1 7-1 11 0 3 1 7 7 7 7 0 9-4 9-14 4-37 8-73 12-110 2-16 0-16-16-16-106 0-211 0-317 0-13 0-20 0-20 13 0 5 7 5 18 5 23 0 41 0 41 12 0 2 0 4-3 15-28 111-55 222-83 333-7 24-7 29-57 29-11 0-18 0-18 13 0 7 5 7 18 7 109 0 217 0 326 0 15 0 15 0 20-11 19-45 38-91 57-136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4-19T19:53:30.029040920</dc:date>
    <meta:editing-duration>PT3H17M35S</meta:editing-duration>
    <meta:editing-cycles>38</meta:editing-cycles>
    <meta:generator>LibreOffice/7.3.7.2$Linux_X86_64 LibreOffice_project/30$Build-2</meta:generator>
    <meta:document-statistic meta:object-count="46"/>
  </office:meta>
</office:document-meta>
</file>